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paragraph-properties fo:text-align="justify" style:justify-single-word="false"/>
    </style:style>
    <style:style style:name="P10" style:family="paragraph" style:parent-style-name="Standard" style:list-style-name="L9"/>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gorithmus zur Erstellung von Triangle-Indexlisten von statischen Meshes pro Uniform-Grid-Voxel</text:p>
      <text:p text:style-name="Standard">------------------------------------------------------------------------------------------------</text:p>
      <text:p text:style-name="Standard"/>
      <text:p text:style-name="Standard">Vorbemerkungen: Es handelt sich bei der Erzeugung um einen Vorprozess, daher wurde nur wenig Augenmerk auf die Effizienz der Implementierung gelegt; Implementierungen von GPU-basiertem Dreieck-Partikel-Kollosionstest müssen existieren, zumindest in Nvidia PhysX; Allerdings habe ich keinerlei Literatur hierzu gefunden, und mir daher selber folgenden Algoritmus überlegt.</text:p>
      <text:p text:style-name="Standard">Man kann sich fragen, warum man nicht einfach die TriangleIndices voxelisiert; Antwort: Weil bei Voxeln, in denen sich Kanten aufhalten, zwei Triangles liegen, bei "Vertex-Voxeln"</text:p>
      <text:p text:style-name="Standard"><text:s/>sogar beliebig viele, mindestens jedoch drei Triangles; Ferner können bei "engen" Meshes mit schmalen Rillen etc auch mehrere Dreiecke sich in einem Voxel gegenüber liegen;</text:p>
      <text:p text:style-name="Standard"><text:s/>Will man also nicht relativ schwer vom Modellierer (und selbst vom Programmierer) überprüfbare Vorbedingungen an das Mesh stellen, sollte der Algorithmus so konzipiert werden, dass ein Voxel eine beliebige Anzahl an Triangles enthalten kann. Tricks wie "Speichere für Vertex-Voxel nur maskierte Vertices, mit denen man die teilhabenden Triangles finden kann" </text:p>
      <text:p text:style-name="Standard"><text:s/>fangen immer noch nicht den Kanten-Fall und den Dreiecke-unabhängig-einander-gegenüber-Fall ab. Außerdem kostes jede Spezialbehandlung teure if-Abfragen.</text:p>
      <text:p text:style-name="Standard"><text:s/>Als Modellierer sollte man aus Performancegründen darauf achten, ein Polygon-armes Mesh zu erstellen, wo auch wenige Vertices zu mehr als 3-4 Triangles gehören, auch wenn für die</text:p>
      <text:p text:style-name="Standard"><text:s/>Korrektheit der Simulation eigentlich nur die folgenden Bedingungen erfüllt sein müssen.</text:p>
      <text:p text:style-name="Standard"/>
      <text:p text:style-name="Standard">Vorbedingungen: Das Mesh ist water tight, Dreiecke überschneiden sich nicht, die Normalen sind korrekt orientiert. </text:p>
      <text:p text:style-name="Standard"><text:s/>Vertices, die logisch zu unterschiedlichen Dreicken gehören, aber räumlich identisch</text:p>
      <text:p text:style-name="Standard"><text:s/>sind, müssten vom Algorithmus eigentlich korrekt behandelt werden, aber Zwecks Speicherplatzschonung, Bandbreitenminimierung und nach Möglichkeit coalesced Speichertransfers sollte diese vermieden werden.</text:p>
      <text:p text:style-name="Standard"/>
      <text:p text:style-name="Standard">Input: Ein Triangle Mesh (als VBO)</text:p>
      <text:p text:style-name="Standard"/>
      <text:p text:style-name="Standard">Schritt 1: Sortierung von Verts und Triangles nach Z-Index für maximale Datenlokalität == Cache-Kohärenz: </text:p>
      <text:p text:style-name="Standard"><text:tab/>{//1.1: VertexIndices sortieren, updaten</text:p>
      <text:list xml:id="list29568589" text:style-name="L5">
        <text:list-item>
          <text:p text:style-name="P5">Der Z-Voxel-Index jedes Vertex wird gepaart mit dem Index <text:s/>des Vertex (liste von 0 bis n-1) mit OpenCL in zwei Buffer geschrieben;</text:p>
        </text:list-item>
      </text:list>
      <text:list xml:id="list29567714" text:style-name="L4">
        <text:list-item>
          <text:p text:style-name="P4">Diese Buffer werden dann wie Partikel Parallel Radix Sort sortiert nach dem Z-Index „SortKernel“;</text:p>
        </text:list-item>
      </text:list>
      <text:list xml:id="list29570281" text:style-name="L3">
        <text:list-item>
          <text:p text:style-name="P3">(weitere Details siehe handschriftliche Skizzen (neue collegeblock, ganz vorn))</text:p>
        </text:list-item>
      </text:list>
      <text:p text:style-name="Standard"><text:tab/>}</text:p>
      <text:p text:style-name="Standard"/>
      <text:p text:style-name="P9"><text:tab/>{ //1.2: TriangleIndices sortieren, updaten</text:p>
      <text:list xml:id="list29576269" text:style-name="L6">
        <text:list-item>
          <text:p text:style-name="P6">Für jedes Dreieck wird der Schwerpunkt berechnet und sein Z-Voxel-Index gepaart mit seiner TriangleID per OpenCL in einen Buffer geschrieben;</text:p>
        </text:list-item>
      </text:list>
      <text:list xml:id="list29583026" text:style-name="L7">
        <text:list-item>
          <text:p text:style-name="P7">Diese Buffer werden dann wie Partikel mit Parallel Radix Sort sortiert nach dem Z-Index;</text:p>
        </text:list-item>
      </text:list>
      <text:list xml:id="list29571803" text:style-name="L8">
        <text:list-item>
          <text:p text:style-name="P8">Das Triangle-Index-Array wird anhand dieser Sortierung in einen neuen Buffer geschrieben (Azzoziation zwischen neuen und alten indexwerten ähnlich wie bei den VertexIndices);</text:p>
        </text:list-item>
      </text:list>
      <text:p text:style-name="Standard"><text:s/><text:tab/>}</text:p>
      <text:p text:style-name="Standard"/>
      <text:p text:style-name="Standard"/>
      <text:p text:style-name="Standard"/>
      <text:p text:style-name="Standard"/>
      <text:p text:style-name="Standard"><text:soft-page-break/>Schritt 2: die TriangleIndices aus Schritt 1 in das „z-Index Uniform Grid“ voxelisieren:</text:p>
      <text:p text:style-name="Standard"><text:tab/>{//2.1: Depth Peeling und <text:s/>TriangleIndex-Buffergröße initialisieren:</text:p>
      <text:list xml:id="list30329965" text:style-name="L9">
        <text:list-item>
          <text:p text:style-name="P10">Wir rendern die Szene in eine 2D- Textur der Größe </text:p>
          <text:p text:style-name="P10">"width_UniformGrid * height_UniformGrid":</text:p>
          <text:list>
            <text:list-item>
              <text:p text:style-name="P10"><text:s/>Depth Test disablen, Stencil Buffer so einstellen, dass er bei jedem Fragment-Write inkrementiert wird; StencilFunc auf „always Pass“ stellen, wir brauchen den Stencil Buffer nur als Zähler (s.u.);</text:p>
            </text:list-item>
            <text:list-item>
              <text:p text:style-name="P10"><text:s/>ersten und zweiten Teil des Parallel Segmented Prefix Sum auf dem Stencil Buffer per OpenCL machen (die Schritte „global Prefix“ und „Back Propagation“ brauchen wir nicht, da uns nur der letzte Wert interessiert); Letzter Wert im Array entspricht Gesamtzahl an rasterisierten Pixeln durch die statische Szene („globalNumVoxelizedTriangleIndices“); dieser Wert gibt die Größe des Triangle-Index-Buffers an; Außerdem bestimmen wir auf die "smarte Weise" die maximale Tiefenkomplexität durch Ermittlung des maximalen Pixelwertes des Stencil Buffers über <text:s/>atomic_inc()-Aufrufe;</text:p>
            </text:list-item>
          </text:list>
        </text:list-item>
      </text:list>
      <text:p text:style-name="Standard"><text:tab/>}</text:p>
      <text:p text:style-name="Standard"/>
      <text:p text:style-name="Standard"><text:tab/>{//2.2 Depth Peeling durchführen und <text:s/>„RawTriangleIndexBuffer“ inkrementell erstellen;</text:p>
      <text:list xml:id="list31124508" text:continue-numbering="true" text:style-name="L9">
        <text:list-item>
          <text:p text:style-name="P10">Schleife von 0 bis maxTiefenKomplexität:</text:p>
          <text:list>
            <text:list-item>
              <text:list>
                <text:list-item>
                  <text:p text:style-name="P10">Die Szene wird nun DEaktiviertem Tiefentest eine PingPong-Textur gerendert; Die "Ping“-Textur wird zum Lesen gebunden. <text:s/>In die Textur wird geschrieben:</text:p>
                  <text:list>
                    <text:list-item>
                      <text:p text:style-name="P10">der Triangle-Index</text:p>
                    </text:list-item>
                    <text:list-item>
                      <text:p text:style-name="P10">der Z-Index des enthaltenden Uniform-Grid-Voxels (ermittelbar über Fragment-Position in Weltkoordinaten)</text:p>
                    </text:list-item>
                    <text:list-item>
                      <text:p text:style-name="P10">der Z-Wert des Fragments in Weltkoordinaten („self maintained depth buffer“)</text:p>
                    </text:list-item>
                  </text:list>
                </text:list-item>
                <text:list-item>
                  <text:p text:style-name="P10"><text:s/>Der <text:s/>"Tiefentest" hängt von zwei Werten statt einem ab und wir müssen ihn daher selber machen: Schreibe das Fragment in die Textur, wenn folgende Bedingungen erfüllt sind:</text:p>
                  <text:list>
                    <text:list-item>
                      <text:p text:style-name="P10">Der Tiefenwert des Fragments in der Ping-Textur ist „weiter weg oder gleich nah dran“ (&gt;= <text:s/>oder &lt;=, je nachdem, egal, muss nur konsistent sein) als der Tiefenwert des aktuellen Fragments, UND</text:p>
                    </text:list-item>
                    <text:list-item>
                      <text:p text:style-name="P10">das Aktuelle Fragment hat einen ANDERN TriangleIndex als den des Fragments der Ping-Textur (so wird sichergesellt, dass in jedem Voxel auch überlappende Fragments enthalten sein können, solange sie nur zu verschiedenen Dreiecken gehören; Das ist SEHR wichtig für „Vertex-Voxel“)</text:p>
                    </text:list-item>
                  </text:list>
                </text:list-item>
                <text:list-item>
                  <text:p text:style-name="P10"><text:s/>Auf der frisch erstellten Pong-Textur machen wir eine <text:s/>Parrallel Reduction mit OpenCL:Die Textur wird „eingedamptft“ auf nur die in diesem DP-Pass geschriebenen Fragments; Der Wert der <text:s/>Anzahl dieser Fragments= TriangleIndices fällt dabei automatisch ab. Das Ergebnis der Reduction wird mit einem Offset (die Summe der TrianglIndices der vorherigen DP-Passes) in einen globalen TriangleIndexBuffer der Größe „globalNumVoxelizedTriangleIndices“ geschrieben</text:p>
                </text:list-item>
              </text:list>
            </text:list-item>
          </text:list>
        </text:list-item>
      </text:list>
      <text:p text:style-name="Standard"><text:tab/>}</text:p>
      <text:p text:style-name="Standard"/>
      <text:p text:style-name="Standard"><text:s/>Schritt 3: „RawTriangleIndexBuffer“ der Größe „globalNumVoxelizedTriangleIndices“ mal wieder Z-Index-Sortieren :D (keine Details mehr, funktioniert algorithmisch identisch wie Partikel sortieren, nur dass es diesmal TriangleIndices sind; (Die Kernels unterscheiden sich nur teilweise, und dann nur im Datentypen der zu sortierenden Buffers; Wink mit dem Zaunpfahl für eine Template Engine?))</text:p>
      <text:p text:style-name="Standard"/>
      <text:p text:style-name="Standard">Fazit: Der Algorithmus wird langsam und nicht trivial zu implementieren (wobei vielse aus der „eigentlichen“ FluidImplementierung weiderverwendet werden kann), Optimierungspotetial ist <text:soft-page-break/>sicherlich vorhanden, aber nicht notwendig; Ich bin froh,überhaupt erstmal einen Ansatz zu haben (es scheint mir nicht von ungefähr zu kommen, dass die meisten Fluid-Demos sich nur in Würfeln oder anderen simplen Primitiven, die man mit „Hacks“ abfragen kann, beweg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omas Witten</meta:initial-creator>
    <meta:creation-date>2010-12-01T09:29:56.41</meta:creation-date>
    <dc:date>2010-12-01T11:01:13.80</dc:date>
    <dc:creator>Thomas Witten</dc:creator>
    <meta:editing-duration>PT00H30M32S</meta:editing-duration>
    <meta:editing-cycles>4</meta:editing-cycles>
    <meta:generator>OpenOffice.org/3.1$Win32 OpenOffice.org_project/310m19$Build-9420</meta:generator>
    <meta:document-statistic meta:table-count="0" meta:image-count="0" meta:object-count="0" meta:page-count="3" meta:paragraph-count="44" meta:word-count="877" meta:character-count="6505"/>
  </office:meta>
</office:document-meta>
</file>